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bookmark text:name="Questions"/><text:bookmark text:name="Q_0"/>------------------- it is very cold, it is not freezing</text:p>
          <text:list>
            <text:list-item>
              <text:p text:style-name="P1"><text:bookmark text:name="Q_0_0"/>  As</text:p>
            </text:list-item>
            <text:list-item>
              <text:p text:style-name="P1"><text:bookmark text:name="Q_0_1"/>  though</text:p>
            </text:list-item>
            <text:list-item>
              <text:p text:style-name="P1"><text:bookmark text:name="Q_0_2"/>  because</text:p>
            </text:list-item>
            <text:list-item>
              <text:p text:style-name="P1"><text:bookmark text:name="Q_0_3"/>  since</text:p>
            </text:list-item>
          </text:list>
        </text:list-item>
        <text:list-item>
          <text:p text:style-name="P1"><text:bookmark text:name="Q_1"/>It was Sunday and ------------------ most shops were closed</text:p>
          <text:list>
            <text:list-item>
              <text:p text:style-name="P1"><text:bookmark text:name="Q_1_0"/>  therefore</text:p>
            </text:list-item>
            <text:list-item>
              <text:p text:style-name="P1"><text:bookmark text:name="Q_1_1"/>  since</text:p>
            </text:list-item>
            <text:list-item>
              <text:p text:style-name="P1"><text:bookmark text:name="Q_1_2"/>  though</text:p>
            </text:list-item>
            <text:list-item>
              <text:p text:style-name="P1"><text:bookmark text:name="Q_1_3"/>  but</text:p>
            </text:list-item>
          </text:list>
        </text:list-item>
        <text:list-item>
          <text:p text:style-name="P1"><text:bookmark text:name="Q_2"/>--------------------- you refuse to work, I won't give you a present</text:p>
          <text:list>
            <text:list-item>
              <text:p text:style-name="P1"><text:bookmark text:name="Q_2_0"/>  Though</text:p>
            </text:list-item>
            <text:list-item>
              <text:p text:style-name="P1"><text:bookmark text:name="Q_2_1"/>  After</text:p>
            </text:list-item>
            <text:list-item>
              <text:p text:style-name="P1"><text:bookmark text:name="Q_2_2"/>  Since</text:p>
            </text:list-item>
            <text:list-item>
              <text:p text:style-name="P1"><text:bookmark text:name="Q_2_3"/>  because of</text:p>
            </text:list-item>
          </text:list>
        </text:list-item>
        <text:list-item>
          <text:p text:style-name="P1"><text:bookmark text:name="Q_3"/>He works seriously ---------------- become an engineer</text:p>
          <text:list>
            <text:list-item>
              <text:p text:style-name="P1"><text:bookmark text:name="Q_3_0"/>  so that</text:p>
            </text:list-item>
            <text:list-item>
              <text:p text:style-name="P1"><text:bookmark text:name="Q_3_1"/>  in order to</text:p>
            </text:list-item>
            <text:list-item>
              <text:p text:style-name="P1"><text:bookmark text:name="Q_3_2"/>  in spite of</text:p>
            </text:list-item>
            <text:list-item>
              <text:p text:style-name="P1"><text:bookmark text:name="Q_3_3"/>  because</text:p>
            </text:list-item>
          </text:list>
        </text:list-item>
        <text:list-item>
          <text:p text:style-name="P1"><text:bookmark text:name="Q_4"/>---------------The bad wheather, the plane couldn't take off in time</text:p>
          <text:list>
            <text:list-item>
              <text:p text:style-name="P1"><text:bookmark text:name="Q_4_0"/>  In spite of</text:p>
            </text:list-item>
            <text:list-item>
              <text:p text:style-name="P1"><text:bookmark text:name="Q_4_1"/>  Because of</text:p>
            </text:list-item>
            <text:list-item>
              <text:p text:style-name="P1"><text:bookmark text:name="Q_4_2"/>  Instead of</text:p>
            </text:list-item>
            <text:list-item>
              <text:p text:style-name="P1"><text:bookmark text:name="Q_4_3"/>  Because</text:p>
            </text:list-item>
          </text:list>
        </text:list-item>
        <text:list-item>
          <text:p text:style-name="P1"><text:bookmark text:name="Q_5"/>You won't find a job ------------------- you have passed your exam</text:p>
          <text:list>
            <text:list-item>
              <text:p text:style-name="P1"><text:bookmark text:name="Q_5_0"/>  till</text:p>
            </text:list-item>
            <text:list-item>
              <text:p text:style-name="P1"><text:bookmark text:name="Q_5_1"/>  so</text:p>
            </text:list-item>
            <text:list-item>
              <text:p text:style-name="P1"><text:bookmark text:name="Q_5_2"/>  therefore</text:p>
            </text:list-item>
            <text:list-item>
              <text:p text:style-name="P1"><text:bookmark text:name="Q_5_3"/>  as</text:p>
            </text:list-item>
          </text:list>
        </text:list-item>
        <text:list-item>
          <text:p text:style-name="P1"><text:bookmark text:name="Q_6"/>----------------------- we've been doing well, we must remain vigilant</text:p>
          <text:list>
            <text:list-item>
              <text:p text:style-name="P1"><text:bookmark text:name="Q_6_0"/>  In the meantime</text:p>
            </text:list-item>
            <text:list-item>
              <text:p text:style-name="P1"><text:bookmark text:name="Q_6_1"/>  Altough</text:p>
            </text:list-item>
            <text:list-item>
              <text:p text:style-name="P1"><text:bookmark text:name="Q_6_2"/>  However</text:p>
            </text:list-item>
            <text:list-item>
              <text:p text:style-name="P1"><text:bookmark text:name="Q_6_3"/>  Yet</text:p>
            </text:list-item>
          </text:list>
        </text:list-item>
        <text:list-item>
          <text:p text:style-name="P1"><text:bookmark text:name="Q_7"/>Some people say they want a good job - -------------- , they're not prepared to work hard to get it</text:p>
          <text:list>
            <text:list-item>
              <text:p text:style-name="P1"><text:bookmark text:name="Q_7_0"/>  consequently</text:p>
            </text:list-item>
            <text:list-item>
              <text:p text:style-name="P1"><text:bookmark text:name="Q_7_1"/>  then</text:p>
            </text:list-item>
            <text:list-item>
              <text:p text:style-name="P1"><text:bookmark text:name="Q_7_2"/>  on the other hand</text:p>
            </text:list-item>
            <text:list-item>
              <text:p text:style-name="P1"><text:bookmark text:name="Q_7_3"/>  as</text:p>
            </text:list-item>
          </text:list>
        </text:list-item>
        <text:list-item>
          <text:p text:style-name="P1"><text:bookmark text:name="Q_8"/>The firm was facing a cash flow crisis. --------------, it had to borrow money from the bank</text:p>
          <text:list>
            <text:list-item>
              <text:p text:style-name="P1"><text:bookmark text:name="Q_8_0"/>  As a result</text:p>
            </text:list-item>
            <text:list-item>
              <text:p text:style-name="P1"><text:bookmark text:name="Q_8_1"/>  Earlier</text:p>
            </text:list-item>
            <text:list-item>
              <text:p text:style-name="P1"><text:bookmark text:name="Q_8_2"/>  By the way</text:p>
            </text:list-item>
            <text:list-item>
              <text:p text:style-name="P1"><text:bookmark text:name="Q_8_3"/>  Yet</text:p>
            </text:list-item>
          </text:list>
        </text:list-item>
        <text:list-item>
          <text:p text:style-name="P1"><text:bookmark text:name="Q_9"/><text:soft-page-break/>We thought we were only going to stay in the area for a year but ------------- we ended up staying for ten years</text:p>
          <text:list>
            <text:list-item>
              <text:p text:style-name="P1"><text:bookmark text:name="Q_9_0"/>  conversely</text:p>
            </text:list-item>
            <text:list-item>
              <text:p text:style-name="P1"><text:bookmark text:name="Q_9_1"/>  as a result</text:p>
            </text:list-item>
            <text:list-item>
              <text:p text:style-name="P1"><text:bookmark text:name="Q_9_2"/>  actually</text:p>
            </text:list-item>
            <text:list-item>
              <text:p text:style-name="P2"><text:bookmark text:name="Q_9_3"/>  yet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2T07:39:54.180000000</meta:creation-date>
    <meta:print-date>2026-01-22T07:43:53.921000000</meta:print-date>
    <dc:date>2026-01-22T07:44:22.789000000</dc:date>
    <meta:editing-duration>PT4M28S</meta:editing-duration>
    <meta:editing-cycles>1</meta:editing-cycles>
    <meta:document-statistic meta:table-count="0" meta:image-count="0" meta:object-count="0" meta:page-count="2" meta:paragraph-count="50" meta:word-count="239" meta:character-count="1214" meta:non-whitespace-character-count="997"/>
    <meta:generator>LibreOffice/7.6.3.2$Windows_X86_64 LibreOffice_project/29d686fea9f6705b262d369fede658f824154cc0</meta:generator>
  </office:meta>
</office:document-meta>
</file>